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>
        <style:tab-stops/>
      </style:paragraph-properties>
    </style:style>
    <style:style style:name="P2" style:family="paragraph">
      <style:text-properties fo:font-size="20pt"/>
    </style:style>
    <style:style style:name="T1" style:family="text">
      <style:text-properties fo:font-family="'Ubuntu Mono'" style:font-pitch="fixe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family="'Ubuntu Mono'" style:font-pitch="fixe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family="'Ubuntu Mono'" style:font-pitch="fixed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2" draw:layer="layout" svg:width="24.639cm" svg:height="14.8cm" svg:x="1.6cm" svg:y="5.2cm" presentation:class="outline" presentation:user-transformed="true">
          <draw:text-box>
            <text:list text:style-name="L2">
              <text:list-item>
                <text:p>Your group has one <text:span text:style-name="T1">‘golden key’</text:span> to put in one of your squares.</text:p>
              </text:list-item>
              <text:list-item>
                <text:p>Possible mechanics</text:p>
                <text:list>
                  <text:list-item>
                    <text:p>Classic adventure game</text:p>
                  </text:list-item>
                  <text:list-item>
                    <text:p>Obstacle course</text:p>
                  </text:list-item>
                  <text:list-item>
                    <text:p>Hunt the thimble</text:p>
                  </text:list-item>
                  <text:list-item>
                    <text:p>...?</text:p>
                  </text:list-item>
                </text:list>
              </text:list-item>
              <text:list-item>
                <text:p>Claim squares on the chart, code, and submit them to me – via Github, USB stick, or email.</text:p>
                <text:p text:style-name="P1"><text:span text:style-name="T2"><text:a xlink:href="https://github.com/gistfoundation/adventuregame-pysheff">https://github.com/gistfoundation/adventuregame-pysheff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Game API</text:p>
          </draw:text-box>
        </draw:frame>
        <draw:frame presentation:style-name="pr2" draw:layer="layout" svg:width="24.639cm" svg:height="15.257cm" svg:x="1.4cm" svg:y="4.343cm" presentation:class="outline" presentation:user-transformed="true">
          <draw:text-box>
            <text:list text:style-name="L2">
              <text:list-item>
                <text:p><text:span text:style-name="T1">def enter(name, inventory):</text:span></text:p>
                <text:list>
                  <text:list-item>
                    <text:p><text:span text:style-name="T1">name</text:span>: [<text:span text:style-name="T3">str]</text:span> player’s name</text:p>
                  </text:list-item>
                  <text:list-item>
                    <text:p><text:span text:style-name="T1">inventory</text:span>: [collections.Counter]</text:p>
                  </text:list-item>
                  <text:list-item>
                    <text:p>returns: <text:span text:style-name="T4">'n'/'e'/'s'/'w'</text:span></text:p>
                  </text:list-item>
                </text:list>
              </text:list-item>
              <text:list-item>
                <text:p><text:span text:style-name="T1">agps.utils.action_prompt(inventory)</text:span></text:p>
                <text:list>
                  <text:list-item>
                    <text:p>Prompts for action, and returns a list of words, with prepositions (on, at, to, etc.) removed.</text:p>
                  </text:list-item>
                </text:list>
              </text:list-item>
              <text:list-item>
                <text:p><text:span text:style-name="T1">agps.utils.take_words, look_words</text:span></text:p>
                <text:list>
                  <text:list-item>
                    <text:p>Sets of synonyms</text:p>
                    <text:p><text:span text:style-name="T5"/></text:p>
                  </text:list-item>
                </text:list>
              </text:list-item>
            </text:list>
            <text:p>Tile <text:span text:style-name="T6">e1</text:span> is a good template for these mechanisms.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Kluyver</meta:initial-creator>
    <meta:creation-date>2012-11-26T12:24:46</meta:creation-date>
    <meta:editing-duration>PT25S</meta:editing-duration>
    <meta:editing-cycles>4</meta:editing-cycles>
    <dc:date>2012-11-26T12:48:06</dc:date>
    <dc:creator>Thomas Kluyver</dc:creator>
    <meta:generator>LibreOffice/3.6$Linux_x86 LibreOffice_project/360m1$Build-2</meta:generator>
    <meta:document-statistic meta:object-count="29"/>
  </office:meta>
</office:document-meta>
</file>